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3"/>
    <style:style style:name="P3" style:family="paragraph" style:parent-style-name="Standard" style:list-style-name="L4"/>
    <style:style style:name="P4" style:family="paragraph" style:parent-style-name="Standard" style:list-style-name="L5"/>
    <style:style style:name="P5" style:family="paragraph" style:parent-style-name="Standard">
      <style:paragraph-properties fo:text-align="center" style:justify-single-word="false"/>
    </style:style>
    <style:style style:name="T1" style:family="text">
      <style:text-properties style:font-name="Arial1" fo:font-size="10pt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4818*" fo:start-indent="0cm" fo:end-indent="0cm"/>
          <style:column style:rel-width="4819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list xml:id="list38329138" text:style-name="L1">
        <text:list-item>
          <text:p text:style-name="P1"><text:span text:style-name="T1">Marcar lo que corresponda,<text:line-break/>Si la entropia de un archivo es CERO significa que:</text:span></text:p>
          <text:p text:style-name="P1"><text:span text:style-name="T1"/></text:p>
        </text:list-item>
      </text:list>
      <text:section text:style-name="Sect1" text:name="Sección1">
        <text:list xml:id="list38338664" text:style-name="L3">
          <text:list-item>
            <text:p text:style-name="P2"><text:span text:style-name="T1">el archivo no tiene mensajes </text:span></text:p>
          </text:list-item>
          <text:list-item>
            <text:p text:style-name="P2"><text:span text:style-name="T1">el archivo tiene un mensaje</text:span></text:p>
          </text:list-item>
          <text:list-item>
            <text:p text:style-name="P2"><text:span text:style-name="T1">el archivo tiene muchos mensajes</text:span></text:p>
          </text:list-item>
          <text:list-item>
            <text:p text:style-name="P2"><text:span text:style-name="T1">la fuente no tiene mensajes</text:span></text:p>
          </text:list-item>
          <text:list-item>
            <text:p text:style-name="P2"><text:span text:style-name="T1">la fuente tiene un mensaje </text:span></text:p>
          </text:list-item>
          <text:list-item>
            <text:p text:style-name="P2"><text:span text:style-name="T1">la fuente tiene muchos mensajes</text:span></text:p>
          </text:list-item>
          <text:list-item>
            <text:p text:style-name="P2"><text:span text:style-name="T1">Huffman estático guarda la tabla de frecuencias y un código</text:span></text:p>
          </text:list-item>
          <text:list-item>
            <text:p text:style-name="P2"><text:span text:style-name="T1">Huffman estático guarda la tabla de frecuencias y dos códigos</text:span></text:p>
          </text:list-item>
          <text:list-item>
            <text:p text:style-name="P2"><text:span text:style-name="T1">Huffman estático no guarda nada</text:span></text:p>
            <text:p text:style-name="P2"><text:span text:style-name="T1"/></text:p>
          </text:list-item>
          <text:list-item>
            <text:p text:style-name="P2"><text:span text:style-name="T1">Huffman estático guarda nada.</text:span></text:p>
          </text:list-item>
          <text:list-item>
            <text:p text:style-name="P2"><text:span text:style-name="T1">Aritmético estático guarda sólo las emisiones</text:span></text:p>
          </text:list-item>
          <text:list-item>
            <text:p text:style-name="P2"><text:span text:style-name="T1">Aritmético estático guarda nada</text:span></text:p>
          </text:list-item>
          <text:list-item>
            <text:p text:style-name="P2"><text:span text:style-name="T1">Aritmético estático guarda un carácter emitido</text:span></text:p>
          </text:list-item>
          <text:list-item>
            <text:p text:style-name="P2"><text:span text:style-name="T1">Aritmético estático guarda dos bits de underflow</text:span></text:p>
          </text:list-item>
          <text:list-item>
            <text:p text:style-name="P2"><text:span text:style-name="T1">Aritmético estático guarda tres bits y medio</text:span></text:p>
          </text:list-item>
          <text:list-item>
            <text:p text:style-name="P2"><text:span text:style-name="T1">LZP guarda los caracteres "ARTURO"</text:span></text:p>
          </text:list-item>
          <text:list-item>
            <text:p text:style-name="P2"><text:span text:style-name="T1">Ninguna de las anteriores</text:span></text:p>
          </text:list-item>
          <text:list-item>
            <text:p text:style-name="P2"><text:span text:style-name="T1">Huffman estático guarda la tabla de frecuencias y ningún código</text:span></text:p>
          </text:list-item>
        </text:list>
      </text:section>
      <text:p text:style-name="Standard"/>
      <text:list xml:id="list38358798" text:style-name="L4">
        <text:list-item>
          <text:p text:style-name="P3"/>
          <text:p text:style-name="P3">a) Aplique el algoritmo de manejo eficiente de Huffman en la compresión del texto “TATATETITOTU”.</text:p>
          <text:p text:style-name="P3">b) ¿Se puede mejorar este resultado con Half Coding? Argumente su respuesta.</text:p>
        </text:list-item>
      </text:list>
      <text:p text:style-name="Standard"><text:tab/>c) Si se aplica Aritmético Dinámico de O(0), ¿Obtendremos mejores resultados que el punto “a”?</text:p>
      <text:p text:style-name="Standard"/>
      <text:list xml:id="list38405957" text:style-name="L5">
        <text:list-item>
          <text:p text:style-name="P4">Si aplicamos el algoritmo LZ78 a la compresión de un archivo de texto:</text:p>
          <text:p text:style-name="P4">a)¿Cuándo se da el caso particular de la descompresión, donde se debe reconstruir una entrada en la tabla que se desconoce?</text:p>
          <text:p text:style-name="P4">b) ¿Cómo opera se utilizamos Clearing? (muestre el funcionamiento con el texto “TATATETI”)</text:p>
          <text:p text:style-name="P4">c) Proponga un ejemplo donde el LZ78 obtenga mejores resultados que un LZ77 (defina los parámetros en el ejemplo mismo)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amiro Salom</meta:initial-creator>
    <meta:creation-date>2009-08-06T18:05:10.32</meta:creation-date>
    <meta:document-statistic meta:table-count="0" meta:image-count="0" meta:object-count="0" meta:page-count="1" meta:paragraph-count="26" meta:word-count="478" meta:character-count="2909"/>
    <dc:date>2009-08-06T18:34:10.18</dc:date>
    <dc:creator>Ramiro Salom</dc:creator>
    <meta:editing-duration>PT00H13M40S</meta:editing-duration>
    <meta:editing-cycles>1</meta:editing-cycles>
    <meta:generator>OpenOffice.org/3.0$Win32 OpenOffice.org_project/300m9$Build-9358</meta:generator>
    <meta:user-defined meta:name="Información 1"/>
    <meta:user-defined meta:name="Información 2"/>
    <meta:user-defined meta:name="Información 3"/>
    <meta:user-defined meta:name="Información 4"/>
  </office:meta>
</office:document-meta>
</file>